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fo:color="#800000"/>
    </style:style>
    <style:style style:name="T3" style:parent-style-name="Absatz-Standardschriftart" style:family="text">
      <style:text-properties fo:color="#800000"/>
    </style:style>
    <style:style style:name="T4" style:parent-style-name="Absatz-Standardschriftart" style:family="text">
      <style:text-properties fo:color="#800000"/>
    </style:style>
    <style:style style:name="T5" style:parent-style-name="Absatz-Standardschriftart" style:family="text">
      <style:text-properties fo:color="#800000"/>
    </style:style>
    <style:style style:name="T6" style:parent-style-name="Absatz-Standardschriftart" style:family="text">
      <style:text-properties fo:color="#800000"/>
    </style:style>
    <style:style style:name="T7" style:parent-style-name="Absatz-Standardschriftart" style:family="text">
      <style:text-properties fo:color="#800000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font-weight="bold" style:font-weight-asian="bold" style:font-weight-complex="bold" fo:color="#6666FF" fo:font-size="16pt" style:font-size-asian="16pt" style:font-size-complex="16pt"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T20" style:parent-style-name="Absatz-Standardschriftart" style:family="text">
      <style:text-properties fo:language="en" fo:country="GB"/>
    </style:style>
    <style:style style:name="T21" style:parent-style-name="Absatz-Standardschriftart" style:family="text">
      <style:text-properties fo:language="en" fo:country="GB"/>
    </style:style>
  </office:automatic-styles>
  <office:body>
    <office:text text:use-soft-page-breaks="true">
      <text:h text:style-name="P1" text:outline-level="1">Zusammenfassung</text:h>
      <text:p text:style-name="Standard">Internet of Things, also die Möglichkeit, Daten unter Geräten auszutauschen, soll für einen Fahrradfahrer nutzbar gemacht werden. Das <text:s/>mobile Gerät soll durch Energy<text:s/>Harvesting gespiesen werden und bei einer Geschwindigkeit von 10 km/h Sensordaten mit Bluetooth Low Energy (BLE) senden. Die Arbeit baut auf einer Machbarkeitsstudie auf, die das Management der gewonnenen Energie mit dem Chip EM8500 löst. Als<text:s/><text:span text:style-name="T2">Verarbeitungs</text:span>- und Sendemodul wird das SensorTag von Texas Instruments der Serie Simple Link benutzt. Dieses Board beinhaltet einen Wireless MCU und den Low Power Cortex M3.</text:p>
      <text:p text:style-name="Standard">Aufgabe der Arbeit sind das Entwickeln einer miniaturisierten Leiterplatte, die nicht grösser<text:s/>als das verwendete TI-SensorTag ist. Das Einstellen von Speicherelementen<text:s/><text:span text:style-name="T3">und<text:s/></text:span>Schwellwerten für die Energiegewinnung und das Power optimieren des Codes. Als Produkt steht neben der Hardware eine benutzerfreundliche Android Applikation zur Verfügung.</text:p>
      <text:p text:style-name="Standard">Diese<text:s/>beinhaltet Einstellungen der Sensoren und einen ansprechenden Tachometer, der die Fahrgeschwindigkeit anzeigt.</text:p>
      <text:p text:style-name="Standard">Anfangs wird der Aufbau der Machbarkeitsstudie in Betrieb genommen. Die bestehende Version sendet Geschwindigkeit ab 45 km/h und basiert auf einem<text:s/><text:span text:style-name="T4">fliegenden Aufbau.</text:span></text:p>
      <text:p text:style-name="Standard">Nach der Verbesserung der Harvesterschaltung, sodass bei 10 km/h rund 20<text:span text:style-name="T5"><text:s/>$\mu$W<text:s/></text:span>zur Verfügung stehen, wird der Print designt. Das Energy Managment im EM8500-Chip und die Firmware des TI-SensorTags werden komplett neu geschrieben. Die<text:s/>Schwellwerte beim Energy Management basieren auf dem<text:s/><text:span text:style-name="T6">MPP</text:span><text:s/>des Harvesters und dem Ziel, konstant BLE-Daten bei 10 km/h zu senden. Bei der Firmware das TI-SensorTags werden über Sleep-Funktionen dem System genügend Zeit zum wieder Aufladen gegeben.</text:p>
      <text:p text:style-name="Standard"/>
      <text:p text:style-name="Standard">Der Prototyp ist eine konfigurierbare BLE-Applikation, die bei 10 km/h jede zweite Minute Geschwindigkeits-, Druck-, Temperatur- und Luftfeuchtigkeitsdaten erhält. Bei 20 km/h werden die Daten nach 20<text:s/><text:span text:style-name="T7">s<text:s/></text:span>und bei über 45 km/h konstant aktualisiert.</text:p>
      <text:p text:style-name="P8"/>
      <text:p text:style-name="P9">Summery</text:p>
      <text:p text:style-name="P10">Internet of things, the possibility to exchange data between devices, should be made accessible for bicycle user. The mobile device is powerd by the bicycle at atleast 10km/h and send data throu Bluetooth Low Energy (BLE). The task is based on a feasibility study, witch solves the energy management through the chip EM8500. The SensorTag of Texas Instruments Simple Link series is responsible for sending the data. This board contains a wirless MCU and a low power Cortex M3.</text:p>
      <text:p text:style-name="P11"/>
      <text:p text:style-name="P12">The goal of the task the development of a<text:s/>miniaturised board, witch should not be bigger then the used TI-SensorTag. The adjustment of data storage, energy management and the power friendliness of the code. The finished product contains the hardware and a user friendly android application.</text:p>
      <text:p text:style-name="P13"/>
      <text:p text:style-name="P14">This<text:s/>includes the<text:s/>adjustment of the sensors and a tachometer, which shows the current speed.</text:p>
      <text:p text:style-name="P15"/>
      <text:p text:style-name="P16">At the start the feasibility study was developed. The current version sends speeds from 45km/h on</text:p>
      <text:p text:style-name="P17"/>
      <text:p text:style-name="P18">After improvement to the energy harvesting, which allows 20<text:s/>$\mu$<text:s/>at<text:s/>10km/h. The energy management of the EM8500-Chip and the firmaware of the TI-SensorTag are completely rewritten. The threshold of the energy management is based on the MPP of the harvester and the goal to send constant BLE-data at 10km/h. The firmware of the TI-SensorTag uses sleep functions to reduce the energy requirements.</text:p>
      <text:p text:style-name="P19"/>
      <text:p text:style-name="Standard"><text:span text:style-name="T20">A prototype is a configurable BLE-application, which sends speed, presser, temperature and air moister data at a two minute interval at atleast 10km/h. From 20km/h onward the data is<text:s/></text:span><text:span text:style-name="T21">send every <text:s/>20seconds and over 45km/h the data is send constant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keep-together="always" fo:margin-top="0.1666in"/>
      <style:text-properties style:font-name="Calibri Light" style:font-name-complex="F" fo:color="#2E74B5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nuel</meta:initial-creator>
    <dc:creator>Manuel</dc:creator>
    <meta:creation-date>2016-06-05T19:03:00Z</meta:creation-date>
    <dc:date>2016-06-05T19:03:00Z</dc:date>
    <meta:template xlink:href="Normal.dotm" xlink:type="simple"/>
    <meta:editing-cycles>2</meta:editing-cycles>
    <meta:editing-duration>PT0S</meta:editing-duration>
    <meta:document-statistic meta:page-count="1" meta:paragraph-count="7" meta:word-count="489" meta:character-count="3567" meta:row-count="25" meta:non-whitespace-character-count="3085"/>
  </office:meta>
</office:document-meta>
</file>